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ódulos del programa:</text:p>
      <text:p text:style-name="Standard"/>
      <text:p text:style-name="Standard">-MAIN: Módulo principal, llama al menú principal del juego</text:p>
      <text:p text:style-name="Standard"/>
      <text:p text:style-name="Standard">-MenuPrincipal: Permite elegir las opciones principales del juego, crear partida nueva, cargar partida (si tenemos alguna guardada) o editar un mapa.</text:p>
      <text:p text:style-name="Standard"/>
      <text:p text:style-name="Standard">-GestionPartidas: Se encarga de crear una partida nueva (ya sea desde 0 o con datos de una partida guardada) y realiza un bucle para recorrer el mapa de una sala a otra, el cual se rompe si nos quedamos sin vida, si llegamos a la sala FIN o si llegamos a un callejón sin salida. Desde aquí se puede elegir una dificultad, la cual actúa como multiplicador de ciertas variables del juego (probabilidad de encontrar objetos, de generar un monstruo, de ganar o perder contra un monstruo y a la penalización por huir de un monstruo).</text:p>
      <text:p text:style-name="Standard"/>
      <text:p text:style-name="Standard">-GestionFicheros: En este módulo se encuentran todas las funciones que requieren extraer o introducir información en los ficheros. Se encarga tanto para generar los elementos del juego (monstruos, mapa, objetos, ...) como de guardar y cargar partida, escribiendo o recuperando de los ficheros correspondientes.</text:p>
      <text:p text:style-name="Standard"/>
      <text:p text:style-name="Standard">-GestionSalas: Gestiona todo lo que ocurre desde que entramos a una sala hasta que salimos de ella. El recorrido de una sala es el siguiente: Damos la opción de guardar partida o salir antes de entrar, una vez entramos, se generan aleatoriamente los elementos de la sala (ambiente, monstruo, objetos). Si hay monstruo y/o objetos, entramos al menú de la sala, el cual nos permite ver el estado de personaje, el inventario, recoger un objeto <text:s/>o pelear/huir del monstruo (o salir, si no hay monstruo). Después de esto, mostramos las salidas posibles y damos a elegir una. Este módulo también se encarga de determinar cuál es la siguiente sala, y de borrar las salas por las que vamos pasando.</text:p>
      <text:p text:style-name="Standard"/>
      <text:p text:style-name="Standard">-GestionMonstruos: Se encarga tanto de generar un monstruo aleatorio como de la lucha entre el personaje y el mismo. Calcula el resultado de los dados aleatorios y en función de dicho resultado, resta o suma a la vida del personaje. Si hay algún objeto de por medio, también analiza si ha sido efectivo o no, y si lo ha sido, hay posibilidad de que haya un bonus si la habilidad coincide en personaje, monstruo y objeto.</text:p>
      <text:p text:style-name="Standard"/>
      <text:p text:style-name="Standard">-GestionObjetos: Al igual que gestión de monstruos, genera 1 o 2 objetos aleatorios en cada sala. También gestiona la recogida de uno de esos objetos y todo lo que tiene que ver con el inventario del personaje, como la opción de utilizar uno de los objetos almacenados para la lucha.</text:p>
      <text:p text:style-name="Standard"/>
      <text:p text:style-name="Standard">-GestionPersonaje: Se encarga de la creación del personaje, en caso de partida nueva. También permite ver el estado de dicho personaje desde el menú de la sala.</text:p>
      <text:p text:style-name="Standard"/>
      <text:p text:style-name="Standard">-GestionGraficos (versión texto): Permite mostrar un dibujo de la sala con los elementos de la misma.</text:p>
      <text:p text:style-name="Standard"/>
      <text:p text:style-name="Standard">-EditorMapas (versión texto): Permite crear un mapa personalizado, que se almacenará en los archivos 'custom' (sobrescribiendo el mapa personalizado anterior). El mapa se construye de manera <text:s/>que una vez terminado, es 100% seguro que será válido para el juego.</text:p>
      <text:p text:style-name="Standard"/>
      <text:p text:style-name="Standard">-GestionPantalla (version tkinter): Almacena ciertas funciones para controlar las ventanas de tkinter, sobre todo para centrarlas y controlar lo que pasa cuando las cerramos.</text:p>
      <text:p text:style-name="Standard"/>
      <text:p text:style-name="Standard"/>
      <text:p text:style-name="Standard"/>
      <text:p text:style-name="Standard"><text:soft-page-break/>Ciertas características y añadidos al programa:</text:p>
      <text:p text:style-name="Standard"/>
      <text:p text:style-name="Standard">Propiedades de las habilidades: Para darle un poco más de significado e importancia a las habilidades (LUCHA, MAGIA y ASTUCIA), he dedidido darle ciertas propiedades a cada habilidad, dependiendo de si el personaje, el monstruo o el objeto la posee.</text:p>
      <text:p text:style-name="Standard"/>
      <text:p text:style-name="Standard">Personaje:</text:p>
      <text:p text:style-name="Standard">- LUCHA: los dados del pj llegan hasta 23 (en lugar de 20).</text:p>
      <text:p text:style-name="Standard">- MAGIA: empieza con 100 de vida adicional (entre 200 y 300).</text:p>
      <text:p text:style-name="Standard">- ASTUCIA: reduce probabilidad de monstruo un 12 %.</text:p>
      <text:p text:style-name="Standard"><text:tab/><text:tab/><text:tab/></text:p>
      <text:p text:style-name="Standard">Monstruo:</text:p>
      <text:p text:style-name="Standard">- LUCHA: monstruo cuenta con un dado adicional en la lucha.</text:p>
      <text:p text:style-name="Standard">- MAGIA: monstruo inflige un 30% de vida adicional si gana al personaje.</text:p>
      <text:p text:style-name="Standard">- ASTUCIA: si el monstruo gana, nos quita un objeto.</text:p>
      <text:p text:style-name="Standard"/>
      <text:p text:style-name="Standard">Objeto (se aplica independientemente de si el objeto coincide o no con el monstruo):</text:p>
      <text:p text:style-name="Standard">- LUCHA: los dados del pj empiezan desde el 5 (en lugar de 1).</text:p>
      <text:p text:style-name="Standard">- MAGIA: reduce un 50% el daño total recibido si perdemos.</text:p>
      <text:p text:style-name="Standard">- ASTUCIA: si se produce un empate, ganamos automáticamente.</text:p>
      <text:p text:style-name="Standard"/>
      <text:p text:style-name="Standard"/>
      <text:p text:style-name="Standard"><text:tab/>En cuanto a los objetos, solo suman o restan vida en caso de que ganemos un enfrentamiento. Si perdemos simplemente consideramos que no tuvo efecto positivo ni negativo (dejando de lado que la habilidad del objeto nos da algún tipo de beneficio en la pelea). En ese aspecto, un objeto nos puede ayudar a ganar la pelea (si es de LUCHA o ASTUCIA, tenemos más probabilidades de ganar) y sin embargo restarnos vida porque su habilidad no coincide con la del monstruo. Es posible, incluso, ganar un encuentro con un monstruo y morir debido a la penalización del objeto, dado que algunos cuentan con números bastante elevados, lo que convierte el uso de objetos en una apuesta arriesgada.</text:p>
      <text:p text:style-name="Standard"/>
      <text:p text:style-name="Standard"><text:tab/>Por otra parte, la edición de archivos personalizados (mapa, ambientes, etc). La versión texto contará con editores para estos archivos, la versión de tkinter no, aunque contará con la opción de importar el mapa personalizado. En principio solo el mapa, dado que importar monstruos o ambientes customizados puede suponer un problema en la versión tkinter dado que esos elementos se asocian con imágenes, por lo que no tiene sentido que utilicemos un ambiente distinto si no podemos añadir una imagen que lo acompañe, por ejemp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3M7S</meta:editing-duration>
    <meta:editing-cycles>6</meta:editing-cycles>
    <meta:generator>OpenOffice/4.1.7$Win32 OpenOffice.org_project/417m1$Build-9800</meta:generator>
    <dc:date>2021-11-25T21:16:16.86</dc:date>
    <meta:document-statistic meta:table-count="0" meta:image-count="0" meta:object-count="0" meta:page-count="2" meta:paragraph-count="29" meta:word-count="891" meta:character-count="5304"/>
    <meta:user-defined meta:name="Info 1"/>
    <meta:user-defined meta:name="Info 2"/>
    <meta:user-defined meta:name="Info 3"/>
    <meta:user-defined meta:name="Info 4"/>
  </office:meta>
</office:document-meta>
</file>